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it--separation-protocol"/>Exit &amp; Separation Protocol<text:bookmark-end text:name="exit--separation-protocol"/></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1/exit-protocol" office:name=""><text:span text:style-name="Definition">https://blueprint.ecohubs.community/articles/rcos-templates/layer-1/exit-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6-exit-and-separation" office:name=""><text:span text:style-name="Definition">§3.6</text:span></text:a>, <text:a xlink:type="simple" xlink:href="https://blueprint.ecohubs.community/articles/rcos-core/v0-1/layer-1-membership-system#37-suspension-and-temporary-status" office:name=""><text:span text:style-name="Definition">§3.7</text:span></text:a>, <text:a xlink:type="simple" xlink:href="https://blueprint.ecohubs.community/articles/rcos-core/v0-1/layer-1-membership-system#38-artifacts" office:name=""><text:span text:style-name="Definition">§3.8</text:span></text:a></text:p>
        </text:list-item>
      </text:list>
      <text:p text:style-name="Horizontal_20_Line"/>
      <text:h text:style-name="Heading_20_2" text:outline-level="2"><text:bookmark-start text:name="voluntary-exit"/>Voluntary Exit<text:bookmark-end text:name="voluntary-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1</text:span></text:span></text:a><text:span text:style-name="T2">, </text:span><text:a xlink:type="simple" xlink:href="https://blueprint.ecohubs.community/articles/rcos-core/v0-1/layer-1-membership-system#36-exit-and-separation" office:name=""><text:span text:style-name="Definition"><text:span text:style-name="T2">3.6.2</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3"><text:span text:style-name="T1">Rationale — Why make leaving frictionless</text:span></text:p>
      <text:p text:style-name="P3">A community that is hard to leave is not a community — it is a trap. Voluntary exit must be available at all times, without interrogation, notice periods, or punishment, because the right to withdraw consent is what makes every other act of consent real. Retaining contribution history separately ensures that leaving does not erase the work the person did.</text:p>
      <text:p text:style-name="P4"><text:span text:style-name="T1">Instructions — How to fill this in</text:span></text:p>
      <text:p text:style-name="P4">Describe the channel for submitting exit, time-to-revocation of access, what records are retained, and the resulting state transition.</text:p>
      <text:list text:style-name="L3">
        <text:list-item>
          <text:p text:style-name="P5"><text:span text:style-name="T2">&lt;How a member submits a voluntary exit; reasons optional.&gt;</text:span></text:p>
        </text:list-item>
        <text:list-item>
          <text:p text:style-name="P5"><text:span text:style-name="T2">&lt;Notice period or handover expectation, if any.&gt;</text:span></text:p>
        </text:list-item>
        <text:list-item>
          <text:p text:style-name="P5"><text:span text:style-name="T2">&lt;Time-to-revocation of access (e.g. within 24 hours of confirmation).&gt;</text:span></text:p>
        </text:list-item>
        <text:list-item>
          <text:p text:style-name="P5"><text:span text:style-name="T2">&lt;What is retained — contribution history, recognition records — and what is removed.&gt;</text:span></text:p>
        </text:list-item>
        <text:list-item>
          <text:p text:style-name="P5"><text:span text:style-name="T2">&lt;Resulting state transition (e.g. to Exited Member).&gt;</text:span></text:p>
        </text:list-item>
        <text:list-item>
          <text:p text:style-name="P5"/>
        </text:list-item>
      </text:list>
      <text:h text:style-name="Heading_20_2" text:outline-level="2"><text:bookmark-start text:name="forced-exit"/>Forced Exit<text:bookmark-end text:name="forced-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3</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6"><text:span text:style-name="T1">Rationale — Why gate removal behind Layer 4</text:span></text:p>
      <text:p text:style-name="P6">Removal is the sharpest power the community holds over a person. If it can be exercised by anyone with enough social pull, membership is worthless. Requiring a concluded Layer 4 accountability decision — with written reasons, a notification, and a minimum re-application window — turns removal from an act of power into an act of governance that can be reviewed and contested.</text:p>
      <text:p text:style-name="P7"><text:span text:style-name="T1">Instructions — How to fill this in</text:span></text:p>
      <text:p text:style-name="P7">State that forced exit can only follow a concluded Layer 4 accountability process. Define notification, access revocation, retained records, re-application block, and decision-record privacy.</text:p>
      <text:list text:style-name="L4">
        <text:list-item>
          <text:p text:style-name="P8"><text:span text:style-name="T2">&lt;Forced exit may only result from a concluded Layer 4 accountability process with a documented decision.&gt;</text:span></text:p>
        </text:list-item>
        <text:list-item>
          <text:p text:style-name="P8"/>
        </text:list-item>
        <text:list-item>
          <text:p text:style-name="P8"><text:span text:style-name="T2">&lt;Time-to-revocation of access (e.g. within 24 hours of decision).&gt;</text:span></text:p>
        </text:list-item>
        <text:list-item>
          <text:p text:style-name="P8"><text:span text:style-name="T2">&lt;What is retained, what is removed.&gt;</text:span></text:p>
        </text:list-item>
        <text:list-item>
          <text:p text:style-name="P8"><text:span text:style-name="T2">&lt;Re-application block (minimum duration, set by accountability decision; reference Layer 4).&gt;</text:span></text:p>
        </text:list-item>
        <text:list-item>
          <text:p text:style-name="P8"><text:span text:style-name="T2">&lt;Privacy of the decision record (reference Conflict Resolution Ladder privacy rules).&gt;</text:span></text:p>
        </text:list-item>
      </text:list>
      <text:h text:style-name="Heading_20_2" text:outline-level="2"><text:bookmark-start text:name="suspension"/>Suspension<text:bookmark-end text:name="suspension"/></text:h>
      <text:p text:style-name="First_20_paragraph"><text:span text:style-name="T2">RCOS clauses: </text:span><text:a xlink:type="simple" xlink:href="https://blueprint.ecohubs.community/articles/rcos-core/v0-1/layer-1-membership-system#37-suspension-and-temporary-status" office:name=""><text:span text:style-name="Definition"><text:span text:style-name="T2">3.7.1</text:span></text:span></text:a><text:span text:style-name="T2">, </text:span><text:a xlink:type="simple" xlink:href="https://blueprint.ecohubs.community/articles/rcos-core/v0-1/layer-1-membership-system#37-suspension-and-temporary-status" office:name=""><text:span text:style-name="Definition"><text:span text:style-name="T2">3.7.2</text:span></text:span></text:a><text:span text:style-name="T2">, </text:span><text:a xlink:type="simple" xlink:href="https://blueprint.ecohubs.community/articles/rcos-core/v0-1/layer-1-membership-system#37-suspension-and-temporary-status" office:name=""><text:span text:style-name="Definition"><text:span text:style-name="T2">3.7.3</text:span></text:span></text:a></text:p>
      <text:p text:style-name="P9"><text:span text:style-name="T1">Rationale — Why design suspension carefully or not at all</text:span></text:p>
      <text:p text:style-name="P9">A poorly-designed suspension state is worse than none — it becomes a soft exit with no due process, or an indefinite limbo used to punish without the accountability of a full removal. If the community cannot commit to explicit conditions, time bounds, and review mechanisms, it is safer to have no formal suspension than a loose one.</text:p>
      <text:p text:style-name="P10"><text:span text:style-name="T1">Instructions — How to fill this in</text:span></text:p>
      <text:p text:style-name="P10">Either define suspension explicitly (entry conditions, time limits, rights during suspension, review mechanism, exit) or state that no formal suspension exists. Do not leave this section ambiguous.</text:p>
      <text:p text:style-name="First_20_paragraph"><text:span text:style-name="T2">&lt;Either: define suspension state with entry conditions, maximum duration, rights during suspension, mandatory review mechanism, and exit; or: state that formal suspension is not currently defined.&gt;</text:span></text:p>
      <text:h text:style-name="Heading_20_2" text:outline-level="2"><text:bookmark-start text:name="asset-role-and-responsibility-separation"/>Asset, Role, and Responsibility Separation<text:bookmark-end text:name="asset-role-and-responsibility-separation"/></text:h>
      <text:p text:style-name="First_20_paragraph"><text:span text:style-name="T2">RCOS clauses: </text:span><text:a xlink:type="simple" xlink:href="https://blueprint.ecohubs.community/articles/rcos-core/v0-1/layer-1-membership-system#36-exit-and-separation" office:name=""><text:span text:style-name="Definition"><text:span text:style-name="T2">3.6.5</text:span></text:span></text:a></text:p>
      <text:p text:style-name="P11"><text:span text:style-name="T1">Rationale — Why enumerate separation steps</text:span></text:p>
      <text:p text:style-name="P11">When someone leaves, every unclosed thread — a role nobody vacated, a wallet key still active, a task still assigned — becomes a live attack surface or an operational gap. A checklist forces these threads to be closed deliberately, not discovered months later when something breaks or someone abuses access they no longer should have.</text:p>
      <text:p text:style-name="P12"><text:span text:style-name="T1">Instructions — How to fill this in</text:span></text:p>
      <text:p text:style-name="P12">Provide a checklist applied to both voluntary and forced exits. Include role vacation, task release, financial-instrument access removal, platform admin revocation, and resolution of outstanding obligations.</text:p>
      <text:p text:style-name="First_20_paragraph">The following separation steps apply to both voluntary and forced exits:</text:p>
      <text:list text:style-name="L5">
        <text:list-item>
          <text:p text:style-name="P13"/>
        </text:list-item>
        <text:list-item>
          <text:p text:style-name="P13"/>
        </text:list-item>
        <text:list-item>
          <text:p text:style-name="P13"><text:span text:style-name="T2">&lt;Treasury / wallet / signing access must be removed.&gt;</text:span></text:p>
        </text:list-item>
        <text:list-item>
          <text:p text:style-name="P13"/>
        </text:list-item>
        <text:list-item>
          <text:p text:style-name="P13"/>
        </text:list-item>
      </text:list>
      <text:p text:style-name="Horizontal_20_Line"/>
      <text:h text:style-name="Heading_20_2" text:outline-level="2"><text:bookmark-start text:name="ratification-record"/>Ratification Record<text:bookmark-end text:name="ratification-record"/></text:h>
      <text:list text:style-name="L6">
        <text:list-item>
          <text:p text:style-name="P14"><text:span text:style-name="T1">Adopted:</text:span> </text:p>
        </text:list-item>
        <text:list-item>
          <text:p text:style-name="P14"><text:span text:style-name="T1">Decision type:</text:span> Strategic</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7Z</meta:creation-date>
    <dc:date>2026-04-29T01:58:17Z</dc:date>
    <meta:user-defined meta:name="title-meta" meta:value-type="string">Exit &amp; Separation Protocol</meta:user-defined>
  </office:meta>
</office:document-meta>
</file>